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44pt" style:font-size-asian="44pt" style:font-size-complex="4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the general dynamic equation for aerosol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Part 1: theoretical development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screte general dynamic equ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e consider three phenomena:</text:p>
              </text:list-item>
            </text:list>
            <text:list text:style-name="L4">
              <text:list-item>
                <text:list>
                  <text:list-item>
                    <text:p>Agglomeration of two particles</text:p>
                  </text:list-item>
                  <text:list-item>
                    <text:p>Evaporation or escape of a monomer from a particle</text:p>
                  </text:list-item>
                  <text:list-item>
                    <text:p>Homogeneous particle generation or removal process apart from those that occur as a result of evaporation and agglomeration</text:p>
                  </text:list-item>
                  <text:list-item>
                    <text:p>Ignore particle compos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The rate of agglomeration of i-mers with j-mer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or a spatially homogeneous aerosol the quantity of interest is the concentration of particles containing I monomers, where i&gt;=1</text:p>
              </text:list-item>
              <text:list-item>
                <text:p>Assuming an <text:span text:style-name="T2">i</text:span>-mer has a volume <text:span text:style-name="T2">Vi</text:span>, the concentration of <text:span text:style-name="T2">i</text:span>-mers is <text:span text:style-name="T2">N(Vi, t)</text:span></text:p>
              </text:list-item>
              <text:list-item>
                <text:p>The rate of agglomeration of <text:span text:style-name="T2">i</text:span>-mers with <text:span text:style-name="T2">j</text:span>-mers is equal to the rate of formation of <text:span text:style-name="T2">(i+j)</text:span>-mers, and is given by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rate of evaporation of I-mers 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rate of formation of I-mers by agglomerat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2T12:00:18.701004361</meta:creation-date>
    <dc:date>2015-03-02T12:31:23.729193516</dc:date>
    <meta:editing-duration>PT30M33S</meta:editing-duration>
    <meta:editing-cycles>17</meta:editing-cycles>
    <meta:generator>LibreOffice/4.2.7.2$Linux_X86_64 LibreOffice_project/420m0$Build-2</meta:generator>
    <meta:document-statistic meta:object-count="43"/>
  </office:meta>
</office:document-meta>
</file>